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9287in" svg:y="0.7504in">
            <draw:object draw:notify-on-update-of-ranges="Sheet1.A5:Sheet1.A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08:13:11.278336211</meta:creation-date>
    <dc:date>2024-03-02T08:13:44.317486098</dc:date>
    <meta:editing-duration>PT35S</meta:editing-duration>
    <meta:editing-cycles>1</meta:editing-cycles>
    <meta:document-statistic meta:table-count="1" meta:cell-count="5" meta:object-count="1"/>
    <meta:generator>LibreOfficeDev/24.8.0.0.alpha0$Linux_X86_64 LibreOffice_project/e2473fe3a547e5a11d3b91ab8ded833bf5b74356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loext:sub-bar="true" chart:style-name="ch1">
        <chart:legend chart:legend-position="end" svg:x="15.06cm" svg:y="3.205cm" style:legend-expansion="high" chart:style-name="ch2"/>
        <chart:plot-area chart:style-name="ch3" table:cell-range-address="Sheet1.A5:Sheet1.A9" svg:x="0.35cm" svg:y="0.35cm" svg:width="14.36cm" svg:height="8.3cm">
          <chart:coordinate-region svg:x="3.538cm" svg:y="0.35cm" svg:width="8.3cm" svg:height="8.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5:Sheet1.A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5:Sheet1.A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Dev/24.8.0.0.alpha0$Linux_X86_64 LibreOffice_project/e2473fe3a547e5a11d3b91ab8ded833bf5b7435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